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</office:automatic-styles>
  <office:body>
    <office:text>
      <text:p>this is an example of a simple table containing a row-spanning cell</text:p>
      <table:table table:name="Table2">
        <table:table-column table:number-columns-repeated="3"/>
        <table:table-row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 table:number-rows-spanned="2"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covered-table-cell/>
          <table:table-cell>
            <text:p/>
          </table:table-cell>
          <table:table-cell>
            <text:p/>
          </table:table-cell>
        </table:table-row>
      </table:table>
      <text:p>this is an example of a simple table containing a column-spanning cell</text:p>
      <table:table table:name="Table2">
        <table:table-column table:number-columns-repeated="3"/>
        <table:table-row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 table:number-columns-spanned="2">
            <text:p/>
          </table:table-cell>
          <table:covered-table-cell/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a simple table containing a row and column-spanning cell</text:p>
      <table:table table:name="Table2">
        <table:table-column table:number-columns-repeated="3"/>
        <table:table-row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 table:number-columns-spanned="2" table:number-rows-spanned="2">
            <text:p/>
          </table:table-cell>
          <table:covered-table-cell/>
          <table:table-cell>
            <text:p/>
          </table:table-cell>
        </table:table-row>
        <table:table-row>
          <table:covered-table-cell/>
          <table:covered-table-cell/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